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82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47.33mm"/>
    </style:style>
    <style:style style:name="co5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row table:style-name="ro2">
          <table:table-cell table:style-name="ce1" office:value-type="string" calcext:value-type="string">
            <text:p>Preset SE based evaluation</text:p>
          </table:table-cell>
          <table:table-cell table:style-name="ce5" table:number-columns-repeated="3"/>
          <table:table-cell office:value-type="string" calcext:value-type="string">
            <text:p># POS-lookup spielt keine Rolle bei preset-se</text:p>
          </table:table-cell>
          <table:table-cell/>
        </table:table-row>
        <table:table-row table:style-name="ro2">
          <table:table-cell table:style-name="ce2" office:value-type="string" calcext:value-type="string">
            <text:p>Preset SE, Normalization, Scope_Expans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erb rule [subj] and new rule for all other verbs: [obja,objd,objc,obji,s,objp-*,subj] </text:p>
          </table:table-cell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string" calcext:value-type="string">
            <text:p>1.1 Baseline_window4_both</text:p>
          </table:table-cell>
          <table:table-cell table:style-name="ce6" office:value-type="string" calcext:value-type="string">
            <text:p>1.2 Baseline_one_rule</text:p>
          </table:table-cell>
          <table:table-cell table:style-name="ce18"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number-columns-repeated="3" table:style-name="ce7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6.39" calcext:value-type="float">
            <text:p>66.39</text:p>
          </table:table-cell>
          <table:table-cell table:style-name="ce7" office:value-type="float" office:value="42.13" calcext:value-type="float">
            <text:p>42.13</text:p>
          </table:table-cell>
          <table:table-cell table:style-name="ce7" office:value-type="float" office:value="30.59" calcext:value-type="float">
            <text:p>30.59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9" office:value-type="float" office:value="59.7" calcext:value-type="float">
            <text:p>59.70</text:p>
          </table:table-cell>
          <table:table-cell table:style-name="ce7" office:value-type="float" office:value="55.97" calcext:value-type="float">
            <text:p>55.97</text:p>
          </table:table-cell>
          <table:table-cell table:style-name="ce7" office:value-type="float" office:value="44.4" calcext:value-type="float">
            <text:p>44.4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10" office:value-type="float" office:value="62.87" calcext:value-type="float">
            <text:p>62.87</text:p>
          </table:table-cell>
          <table:table-cell table:style-name="ce7" office:value-type="float" office:value="48.08" calcext:value-type="float">
            <text:p>48.08</text:p>
          </table:table-cell>
          <table:table-cell table:style-name="ce7" office:value-type="float" office:value="36.23" calcext:value-type="float">
            <text:p>36.23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ld clause version</text:p>
          </table:table-cell>
          <table:table-cell table:style-name="ce8" office:value-type="float" office:value="64.88" calcext:value-type="float">
            <text:p>64.88</text:p>
          </table:table-cell>
          <table:table-cell table:number-columns-repeated="4"/>
        </table:table-row>
        <table:table-row table:style-name="ro2">
          <table:table-cell/>
          <table:table-cell table:style-name="ce9" office:value-type="float" office:value="58.58" calcext:value-type="float">
            <text:p>58.58</text:p>
          </table:table-cell>
          <table:table-cell table:number-columns-repeated="4"/>
        </table:table-row>
        <table:table-row table:style-name="ro2">
          <table:table-cell/>
          <table:table-cell table:style-name="ce10" office:value-type="float" office:value="61.57" calcext:value-type="float">
            <text:p>61.57</text:p>
          </table:table-cell>
          <table:table-cell table:style-name="ce13" table:formula="of:=[.B12]-[.B8]" office:value-type="float" office:value="-1.3" calcext:value-type="float">
            <text:p>-1.3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ompare different rule configurations for transitive and intransitive verbs</text:p>
          </table:table-cell>
          <table:table-cell table:style-name="ce5"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Only <text:s/>1 verb rule: [obja,objd,objc,obji,s,objp-*]</text:p>
          </table:table-cell>
          <table:table-cell table:number-columns-repeated="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9" office:value-type="float" office:value="66.67" calcext:value-type="float">
            <text:p>66.67</text:p>
          </table:table-cell>
          <table:table-cell table:style-name="ce14" table:formula="of:=[.B19]-[.B8]" office:value-type="float" office:value="3.8" calcext:value-type="float">
            <text:p>3.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52.99" calcext:value-type="float">
            <text:p>52.99</text:p>
          </table:table-cell>
          <table:table-cell table:style-name="ce13" table:formula="of:=[.B20]-[.B7]" office:value-type="float" office:value="-6.71" calcext:value-type="float">
            <text:p>-6.7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9.04" calcext:value-type="float">
            <text:p>59.04</text:p>
          </table:table-cell>
          <table:table-cell table:style-name="ce15" table:formula="of:=[.B21]-[.B8]" office:value-type="float" office:value="-3.83" calcext:value-type="float">
            <text:p>-3.83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>
            <text:p>Only <text:s/>1 verb rule: [obja,objd,objc,obji,s,objp-*,subj]</text:p>
          </table:table-cell>
          <table:table-cell table:number-columns-repeated="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4.03" calcext:value-type="float">
            <text:p>64.03</text:p>
          </table:table-cell>
          <table:table-cell table:style-name="ce14" table:formula="of:=[.B27]-[.B8]" office:value-type="float" office:value="1.16" calcext:value-type="float">
            <text:p>1.1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float" office:value="60.45" calcext:value-type="float">
            <text:p>60.45</text:p>
          </table:table-cell>
          <table:table-cell table:style-name="ce13" table:formula="of:=[.B28]-[.B7]" office:value-type="float" office:value="0.75" calcext:value-type="float">
            <text:p>0.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float" office:value="62.19" calcext:value-type="float">
            <text:p>62.19</text:p>
          </table:table-cell>
          <table:table-cell table:style-name="ce15" table:formula="of:=[.B29]-[.B8]" office:value-type="float" office:value="-0.68" calcext:value-type="float">
            <text:p>-0.68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Rule for intrasitive verbs: [subj] and for all others: [obja]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75.93" calcext:value-type="float">
            <text:p>75.93</text:p>
          </table:table-cell>
          <table:table-cell table:style-name="ce14" table:formula="of:=[.B35]-[.B8]" office:value-type="float" office:value="13.06" calcext:value-type="float">
            <text:p>13.0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9" office:value-type="float" office:value="45.9" calcext:value-type="float">
            <text:p>45.90</text:p>
          </table:table-cell>
          <table:table-cell table:style-name="ce13" table:formula="of:=[.B36]-[.B7]" office:value-type="float" office:value="-13.8" calcext:value-type="float">
            <text:p>-13.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7.21" calcext:value-type="float">
            <text:p>57.21</text:p>
          </table:table-cell>
          <table:table-cell table:style-name="ce15" table:formula="of:=[.B37]-[.B8]" office:value-type="float" office:value="-5.66" calcext:value-type="float">
            <text:p>-5.66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Only 1 verb rule: [obja]</text:p>
          </table:table-cell>
          <table:table-cell table:number-columns-repeated="5"/>
        </table:table-row>
        <table:table-row table:style-name="ro2">
          <table:table-cell table:style-name="ce3" office:value-type="float" office:value="4.5" calcext:value-type="float">
            <text:p>4.5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10" office:value-type="float" office:value="78.15" calcext:value-type="float">
            <text:p>78.15</text:p>
          </table:table-cell>
          <table:table-cell table:style-name="ce14" table:formula="of:=[.B43]-[.B8]" office:value-type="float" office:value="15.28" calcext:value-type="float">
            <text:p>15.2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9" office:value-type="float" office:value="44.03" calcext:value-type="float">
            <text:p>44.03</text:p>
          </table:table-cell>
          <table:table-cell table:style-name="ce13" table:formula="of:=[.B44]-[.B7]" office:value-type="float" office:value="-15.67" calcext:value-type="float">
            <text:p>-15.6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6.32" calcext:value-type="float">
            <text:p>56.32</text:p>
          </table:table-cell>
          <table:table-cell table:style-name="ce15" table:formula="of:=[.B45]-[.B8]" office:value-type="float" office:value="-6.55" calcext:value-type="float">
            <text:p>-6.55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1" office:value-type="string" calcext:value-type="string">
            <text:p>Keep best rules, change other parameters</text:p>
          </table:table-cell>
          <table:table-cell table:style-name="ce5"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No Scope Expansion</text:p>
          </table:table-cell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8.5" calcext:value-type="float">
            <text:p>68.5</text:p>
          </table:table-cell>
          <table:table-cell table:style-name="ce14" table:formula="of:=[.B54]-[.B6]" office:value-type="float" office:value="2.11" calcext:value-type="float">
            <text:p>2.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51.2" calcext:value-type="float">
            <text:p>51.2</text:p>
          </table:table-cell>
          <table:table-cell table:style-name="ce13" table:formula="of:=[.B55]-[.B7]" office:value-type="float" office:value="-8.5" calcext:value-type="float">
            <text:p>-8.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8.55" calcext:value-type="float">
            <text:p>58.55</text:p>
          </table:table-cell>
          <table:table-cell table:style-name="ce15" table:formula="of:=[.B56]-[.B8]" office:value-type="float" office:value="-4.32" calcext:value-type="float">
            <text:p>-4.32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>
            <text:p>With orientation lookup</text:p>
          </table:table-cell>
          <table:table-cell table:number-columns-repeated="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9" office:value-type="float" office:value="70.5" calcext:value-type="float">
            <text:p>70.50</text:p>
          </table:table-cell>
          <table:table-cell table:style-name="ce14" table:formula="of:=[.B62]-[.B6]" office:value-type="float" office:value="4.11" calcext:value-type="float">
            <text:p>4.1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52.61" calcext:value-type="float">
            <text:p>52.61</text:p>
          </table:table-cell>
          <table:table-cell table:style-name="ce13" table:formula="of:=[.B63]-[.B7]" office:value-type="float" office:value="-7.09" calcext:value-type="float">
            <text:p>-7.0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60.27" calcext:value-type="float">
            <text:p>60.27</text:p>
          </table:table-cell>
          <table:table-cell table:style-name="ce15" table:formula="of:=[.B64]-[.B8]" office:value-type="float" office:value="-2.59999999999999" calcext:value-type="float">
            <text:p>-2.6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>
            <text:p>No Normalization</text:p>
          </table:table-cell>
          <table:table-cell table:number-columns-repeated="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9.77" calcext:value-type="float">
            <text:p>69.77</text:p>
          </table:table-cell>
          <table:table-cell table:style-name="ce14" table:formula="of:=[.B70]-[.B6]" office:value-type="float" office:value="3.38" calcext:value-type="float">
            <text:p>3.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float" office:value="33.58" calcext:value-type="float">
            <text:p>33.58</text:p>
          </table:table-cell>
          <table:table-cell table:style-name="ce13" table:formula="of:=[.B71]-[.B7]" office:value-type="float" office:value="-26.12" calcext:value-type="float">
            <text:p>-26.1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float" office:value="45.34" calcext:value-type="float">
            <text:p>45.34</text:p>
          </table:table-cell>
          <table:table-cell table:style-name="ce15" table:formula="of:=[.B72]-[.B8]" office:value-type="float" office:value="-17.53" calcext:value-type="float">
            <text:p>-17.53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1" office:value-type="string" calcext:value-type="string">
            <text:p>Turn off parts of normalization</text:p>
          </table:table-cell>
          <table:table-cell table:style-name="ce5"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No conjunction normalization</text:p>
          </table:table-cell>
          <table:table-cell table:number-columns-repeated="5"/>
        </table:table-row>
        <table:table-row table:style-name="ro2">
          <table:table-cell table:style-name="ce3" office:value-type="float" office:value="7.01" calcext:value-type="float">
            <text:p>7.01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5.98" calcext:value-type="float">
            <text:p>65.98</text:p>
          </table:table-cell>
          <table:table-cell table:style-name="ce13" table:formula="of:=[.B81]-[.B6]" office:value-type="float" office:value="-0.409999999999997" calcext:value-type="float">
            <text:p>-0.4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float" office:value="59.33" calcext:value-type="float">
            <text:p>59.33</text:p>
          </table:table-cell>
          <table:table-cell table:style-name="ce13" table:formula="of:=[.B82]-[.B7]" office:value-type="float" office:value="-0.370000000000005" calcext:value-type="float">
            <text:p>-0.3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float" office:value="62.48" calcext:value-type="float">
            <text:p>62.48</text:p>
          </table:table-cell>
          <table:table-cell table:style-name="ce15" table:formula="of:=[.B83]-[.B8]" office:value-type="float" office:value="-0.390000000000001" calcext:value-type="float">
            <text:p>-0.39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>
            <text:p>No active-passive normalization</text:p>
          </table:table-cell>
          <table:table-cell table:number-columns-repeated="5"/>
        </table:table-row>
        <table:table-row table:style-name="ro2">
          <table:table-cell table:style-name="ce3" office:value-type="float" office:value="7.02" calcext:value-type="float">
            <text:p>7.02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4.73" calcext:value-type="float">
            <text:p>64.73</text:p>
          </table:table-cell>
          <table:table-cell table:style-name="ce13" table:formula="of:=[.B89]-[.B6]" office:value-type="float" office:value="-1.66" calcext:value-type="float">
            <text:p>-1.66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float" office:value="58.21" calcext:value-type="float">
            <text:p>58.21</text:p>
          </table:table-cell>
          <table:table-cell table:style-name="ce13" table:formula="of:=[.B90]-[.B7]" office:value-type="float" office:value="-1.49" calcext:value-type="float">
            <text:p>-1.4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float" office:value="61.3" calcext:value-type="float">
            <text:p>61.3</text:p>
          </table:table-cell>
          <table:table-cell table:style-name="ce15" table:formula="of:=[.B91]-[.B8]" office:value-type="float" office:value="-1.57" calcext:value-type="float">
            <text:p>-1.57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style-name="ce1" office:value-type="string" calcext:value-type="string">
            <text:p>Lexicon based evaluation</text:p>
          </table:table-cell>
          <table:table-cell table:style-name="ce5"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Lexicon_standard: Lexicon, Normalisierung, POS lookup</text:p>
          </table:table-cell>
          <table:table-cell table:number-columns-repeated="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10.0 <text:s/>Standard</text:p>
          </table:table-cell>
          <table:table-cell table:style-name="ce6" office:value-type="string" calcext:value-type="string">
            <text:p>10.1 Baseline_window4_both</text:p>
          </table:table-cell>
          <table:table-cell table:style-name="ce6" office:value-type="string" calcext:value-type="string">
            <text:p>10.2 Baseline_one_rule</text:p>
          </table:table-cell>
          <table:table-cell table:style-name="ce6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number-columns-repeated="3" table:style-name="ce7" office:value-type="float" office:value="64.31" calcext:value-type="float">
            <text:p>64.31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47.52" calcext:value-type="float">
            <text:p>47.52</text:p>
          </table:table-cell>
          <table:table-cell table:style-name="ce7" office:value-type="float" office:value="25.96" calcext:value-type="float">
            <text:p>25.96</text:p>
          </table:table-cell>
          <table:table-cell table:style-name="ce7" office:value-type="float" office:value="21.83" calcext:value-type="float">
            <text:p>21.83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35.82" calcext:value-type="float">
            <text:p>35.82</text:p>
          </table:table-cell>
          <table:table-cell table:style-name="ce7" office:value-type="float" office:value="35.45" calcext:value-type="float">
            <text:p>35.45</text:p>
          </table:table-cell>
          <table:table-cell table:style-name="ce7" office:value-type="float" office:value="30.22" calcext:value-type="float">
            <text:p>30.22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40.85" calcext:value-type="float">
            <text:p>40.85</text:p>
          </table:table-cell>
          <table:table-cell table:style-name="ce7" office:value-type="float" office:value="29.97" calcext:value-type="float">
            <text:p>29.97</text:p>
          </table:table-cell>
          <table:table-cell table:style-name="ce7" office:value-type="float" office:value="25.35" calcext:value-type="float">
            <text:p>25.35</text:p>
          </table:table-cell>
          <table:table-cell table:style-name="ce7"/>
          <table:table-cell/>
        </table:table-row>
        <table:table-row table:style-name="ro2" table:number-rows-repeated="2">
          <table:table-cell table:number-columns-repeated="4"/>
          <table:table-cell table:style-name="ce7"/>
          <table:table-cell/>
        </table:table-row>
        <table:table-row table:style-name="ro2">
          <table:table-cell table:style-name="ce2" office:value-type="string" calcext:value-type="string">
            <text:p>Lexicon_no_POS: Lexicon, Normalization, No POS lookup</text:p>
          </table:table-cell>
          <table:table-cell table:number-columns-repeated="3"/>
          <table:table-cell table:style-name="ce7"/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11.0 Standard</text:p>
          </table:table-cell>
          <table:table-cell table:style-name="ce6" table:number-columns-repeated="2"/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10" office:value-type="float" office:value="64.4" calcext:value-type="float">
            <text:p>64.4</text:p>
          </table:table-cell>
          <table:table-cell table:style-name="ce7" table:number-columns-repeated="3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7" office:value-type="float" office:value="47.29" calcext:value-type="float">
            <text:p>47.29</text:p>
          </table:table-cell>
          <table:table-cell table:style-name="ce7" table:number-columns-repeated="3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35.82" calcext:value-type="float">
            <text:p>35.82</text:p>
          </table:table-cell>
          <table:table-cell table:style-name="ce7" table:number-columns-repeated="3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11" office:value-type="float" office:value="40.76" calcext:value-type="float">
            <text:p>40.76</text:p>
          </table:table-cell>
          <table:table-cell table:style-name="ce7" table:number-columns-repeated="3"/>
          <table:table-cell/>
        </table:table-row>
        <table:table-row table:style-name="ro2">
          <table:table-cell table:number-columns-repeated="4"/>
          <table:table-cell table:style-name="ce7"/>
          <table:table-cell/>
        </table:table-row>
        <table:table-row table:style-name="ro2">
          <table:table-cell office:value-type="string" calcext:value-type="string">
            <text:p># POS-lookup yields slight improvement</text:p>
          </table:table-cell>
          <table:table-cell table:number-columns-repeated="3"/>
          <table:table-cell table:style-name="ce7"/>
          <table:table-cell/>
        </table:table-row>
        <table:table-row table:style-name="ro2" table:number-rows-repeated="2">
          <table:table-cell table:number-columns-repeated="4"/>
          <table:table-cell table:style-name="ce7"/>
          <table:table-cell/>
        </table:table-row>
        <table:table-row table:style-name="ro4">
          <table:table-cell office:value-type="string" calcext:value-type="string">
            <text:p><text:span text:style-name="T1">Lexicon_extended</text:span>: germanlex_extended, Normalization, POS lookup</text:p>
          </table:table-cell>
          <table:table-cell table:number-columns-repeated="3"/>
          <table:table-cell table:style-name="ce7"/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12.0 Standard</text:p>
          </table:table-cell>
          <table:table-cell table:style-name="ce6" office:value-type="string" calcext:value-type="string">
            <text:p>12.1 Baseline_window</text:p>
          </table:table-cell>
          <table:table-cell table:style-name="ce6" office:value-type="string" calcext:value-type="string">
            <text:p>12.2 Baseline_one_rule</text:p>
          </table:table-cell>
          <table:table-cell table:style-name="ce6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10" office:value-type="float" office:value="85.01" calcext:value-type="float">
            <text:p>85.01</text:p>
          </table:table-cell>
          <table:table-cell table:number-columns-repeated="2" table:style-name="ce7" office:value-type="float" office:value="85.01" calcext:value-type="float">
            <text:p>85.01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12" office:value-type="float" office:value="65.44" calcext:value-type="float">
            <text:p>65.44</text:p>
          </table:table-cell>
          <table:table-cell table:style-name="ce7" office:value-type="float" office:value="31.96" calcext:value-type="float">
            <text:p>31.96</text:p>
          </table:table-cell>
          <table:table-cell table:style-name="ce7" office:value-type="float" office:value="24.88" calcext:value-type="float">
            <text:p>24.88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52.99" calcext:value-type="float">
            <text:p>52.99</text:p>
          </table:table-cell>
          <table:table-cell table:style-name="ce8" office:value-type="float" office:value="49.25" calcext:value-type="float">
            <text:p>49.25</text:p>
          </table:table-cell>
          <table:table-cell table:style-name="ce7" office:value-type="float" office:value="39.18" calcext:value-type="float">
            <text:p>39.18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10" office:value-type="float" office:value="54.93" calcext:value-type="float">
            <text:p>54.93</text:p>
          </table:table-cell>
          <table:table-cell table:style-name="ce7" office:value-type="float" office:value="47.06" calcext:value-type="float">
            <text:p>47.06</text:p>
          </table:table-cell>
          <table:table-cell table:style-name="ce7" office:value-type="float" office:value="30.43" calcext:value-type="float">
            <text:p>30.43</text:p>
          </table:table-cell>
          <table:table-cell table:style-name="ce7"/>
          <table:table-cell/>
        </table:table-row>
        <table:table-row table:style-name="ro2">
          <table:table-cell table:number-columns-repeated="4"/>
          <table:table-cell table:style-name="ce7"/>
          <table:table-cell/>
        </table:table-row>
        <table:table-row table:style-name="ro2">
          <table:table-cell office:value-type="string" calcext:value-type="string">
            <text:p># Extending germanlex yields huge SE-improvements</text:p>
          </table:table-cell>
          <table:table-cell table:number-columns-repeated="3"/>
          <table:table-cell table:style-name="ce7"/>
          <table:table-cell/>
        </table:table-row>
        <table:table-row table:style-name="ro2">
          <table:table-cell office:value-type="string" calcext:value-type="string">
            <text:p># Better precision here probably overfitting. Ambiguity is a problem.</text:p>
          </table:table-cell>
          <table:table-cell table:number-columns-repeated="5"/>
        </table:table-row>
        <table:table-row table:style-name="ro2">
          <table:table-cell/>
          <table:table-cell table:style-name="ce10"/>
          <table:table-cell table:number-columns-repeated="2"/>
          <table:table-cell table:style-name="ce7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Baseline window evaluation – find the best n</text:p>
          </table:table-cell>
          <table:table-cell table:style-name="ce1"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eset-SE, Normalization, right side of shif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table:style-name="ce16" office:value-type="float" office:value="14.1" calcext:value-type="float">
            <text:p>14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office:value-type="float" office:value="30.53" calcext:value-type="float">
            <text:p>30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35.29" calcext:value-type="float">
            <text:p>35.2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F-Score Shifter:</text:p>
          </table:table-cell>
          <table:table-cell table:style-name="ce2" office:value-type="float" office:value="35.56" calcext:value-type="float">
            <text:p>35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34.56" calcext:value-type="float">
            <text:p>34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33.89" calcext:value-type="float">
            <text:p>33.89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reset-SE, Normalization, left side of shif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office:value-type="float" office:value="20.83" calcext:value-type="float">
            <text:p>20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table:style-name="ce16" office:value-type="float" office:value="30.2" calcext:value-type="float">
            <text:p>30.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30.06" calcext:value-type="float">
            <text:p>30.06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F-Score Shifter:</text:p>
          </table:table-cell>
          <table:table-cell table:style-name="ce2" office:value-type="float" office:value="30.86" calcext:value-type="float">
            <text:p>30.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30.57" calcext:value-type="float">
            <text:p>30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30.07" calcext:value-type="float">
            <text:p>30.07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Both direct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office:value-type="float" office:value="29.19" calcext:value-type="float">
            <text:p>29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office:value-type="float" office:value="46.15" calcext:value-type="float">
            <text:p>46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47.46" calcext:value-type="float">
            <text:p>47.46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F-Score Shifter:</text:p>
          </table:table-cell>
          <table:table-cell table:style-name="ce2" office:value-type="float" office:value="48.08" calcext:value-type="float">
            <text:p>48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48.06" calcext:value-type="float">
            <text:p>48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47.82" calcext:value-type="float">
            <text:p>47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7</text:p>
          </table:table-cell>
          <table:table-cell office:value-type="string" calcext:value-type="string">
            <text:p>F-Score Shifter:</text:p>
          </table:table-cell>
          <table:table-cell office:value-type="float" office:value="47.51" calcext:value-type="float">
            <text:p>47.51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1" office:value-type="string" calcext:value-type="string">
            <text:p>Baseline rule evaluation with clause</text:p>
          </table:table-cell>
          <table:table-cell table:style-name="ce1"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BaselineRule classic –with clause case</text:p>
          </table:table-cell>
          <table:table-cell table:number-columns-repeated="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10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7" office:value-type="float" office:value="31.5" calcext:value-type="float">
            <text:p>31.5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46.27" calcext:value-type="float">
            <text:p>46.27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11" office:value-type="float" office:value="37.52" calcext:value-type="float">
            <text:p>37.52</text:p>
          </table:table-cell>
          <table:table-cell table:style-name="ce14" table:formula="of:=[.B165]-[.D8]" office:value-type="float" office:value="1.29000000000001" calcext:value-type="float">
            <text:p>1.29</text:p>
          </table:table-cell>
          <table:table-cell table:style-name="ce17" office:value-type="string" calcext:value-type="string">
            <text:p>(compared to baseline without clause case)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Only negation in shifterLex</text:p>
          </table:table-cell>
          <table:table-cell table:style-name="ce1"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Negation only</text:p>
          </table:table-cell>
          <table:table-cell table:number-columns-repeated="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10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7" office:value-type="float" office:value="76.32" calcext:value-type="float">
            <text:p>76.32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10.82" calcext:value-type="float">
            <text:p>10.82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11" office:value-type="float" office:value="18.95" calcext:value-type="float">
            <text:p>18.95</text:p>
          </table:table-cell>
          <table:table-cell table:style-name="ce7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5.9mm" fo:page-height="330.2mm" style:shadow="non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16:25:37.9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51M57S</meta:editing-duration>
    <meta:editing-cycles>180</meta:editing-cycles>
    <meta:generator>LibreOffice/5.2.3.3$Windows_x86 LibreOffice_project/d54a8868f08a7b39642414cf2c8ef2f228f780cf</meta:generator>
    <dc:date>2017-01-26T17:24:47.435000000</dc:date>
    <meta:document-statistic meta:table-count="3" meta:cell-count="311" meta:object-count="0"/>
    <meta:user-defined meta:name="Info 1"/>
    <meta:user-defined meta:name="Info 2"/>
    <meta:user-defined meta:name="Info 3"/>
    <meta:user-defined meta:name="Info 4"/>
  </office:meta>
</office:document-meta>
</file>